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7072" calcext:value-type="float">
            <text:p>92.3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6296" calcext:value-type="float">
            <text:p>92.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8768" calcext:value-type="float">
            <text:p>91.4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8208" calcext:value-type="float">
            <text:p>90.8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5136" calcext:value-type="float">
            <text:p>83.7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3712" calcext:value-type="float">
            <text:p>80.7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102</text:p>
          </table:table-cell>
          <table:table-cell office:value-type="string" calcext:value-type="string">
            <text:p>Hart SW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